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the three of 'em put their money
together and bought one of every drink from
the vending machine!</text:p>
          </table:table-cell>
          <table:table-cell table:number-columns-repeated="1020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Aaah! I heard about that!!</text:p>
          </table:table-cell>
          <table:table-cell table:number-columns-repeated="1020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style-name="ce0"/>
          <table:table-cell table:style-name="ce0"/>
          <table:table-cell table:style-name="ce0" office:value-type="string">
            <text:p>There was some instant coffee mixed in
there too, right?!</text:p>
          </table:table-cell>
          <table:table-cell table:number-columns-repeated="1020"/>
        </table:table-row>
        <table:table-row>
          <table:table-cell table:style-name="ce0" office:value-type="string">
            <text:p>そー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!</text:p>
          </table:table-cell>
          <table:table-cell table:number-columns-repeated="1020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style-name="ce0"/>
          <table:table-cell table:style-name="ce0"/>
          <table:table-cell table:style-name="ce0" office:value-type="string">
            <text:p>So then, they heated it up in the microwave,
and some kinda mysterious gel formed on
the surface!!!</text:p>
          </table:table-cell>
          <table:table-cell table:number-columns-repeated="1020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aw that, too—!! It smelled amazing!!</text:p>
          </table:table-cell>
          <table:table-cell table:number-columns-repeated="1020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style-name="ce0"/>
          <table:table-cell table:style-name="ce0"/>
          <table:table-cell table:style-name="ce0" office:value-type="string">
            <text:p>What did they call it?! I remember someone
shouting it out loud!!</text:p>
          </table:table-cell>
          <table:table-cell table:number-columns-repeated="1020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what was it—?!! Takeuchi-kun called
it something!!</text:p>
          </table:table-cell>
          <table:table-cell table:number-columns-repeated="1020"/>
        </table:table-row>
        <table:table-row>
          <table:table-cell table:style-name="ce0" office:value-type="string">
            <text:p>何だっけなー・・・！</text:p>
          </table:table-cell>
          <table:table-cell table:style-name="ce0"/>
          <table:table-cell table:style-name="ce0"/>
          <table:table-cell table:style-name="ce0" office:value-type="string">
            <text:p>Aw man, what was it—...?!</text:p>
          </table:table-cell>
          <table:table-cell table:number-columns-repeated="1020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 was... Mesopotamian Soup, wasn't
it?</text:p>
          </table:table-cell>
          <table:table-cell table:number-columns-repeated="1020"/>
        </table:table-row>
        <table:table-row>
          <table:table-cell table:style-name="ce0" office:value-type="string">
            <text:p>それだぁ！！！</text:p>
          </table:table-cell>
          <table:table-cell table:style-name="ce0"/>
          <table:table-cell table:style-name="ce0" office:value-type="string">
            <text:p>Hamuko+Tomocchi</text:p>
          </table:table-cell>
          <table:table-cell table:style-name="ce0" office:value-type="string">
            <text:p>That's iiiit!!!</text:p>
          </table:table-cell>
          <table:table-cell table:number-columns-repeated="1020"/>
        </table:table-row>
        <table:table-row>
          <table:table-cell table:style-name="ce0" office:value-type="string">
            <text:p>あんた達・・・ほんとに元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goodness... you're all so lively.</text:p>
          </table:table-cell>
          <table:table-cell table:number-columns-repeated="1020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hhh?! You're one to talk, Nyanko! You
normally join in with the rest of us—!</text:p>
          </table:table-cell>
          <table:table-cell table:number-columns-repeated="1020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style-name="ce0"/>
          <table:table-cell table:style-name="ce0"/>
          <table:table-cell table:style-name="ce0" office:value-type="string">
            <text:p>Speaking of which, haven't you been acting
all cool and collected ever since we got
brought to this world?</text:p>
          </table:table-cell>
          <table:table-cell table:number-columns-repeated="1020"/>
        </table:table-row>
        <table:table-row>
          <table:table-cell table:style-name="ce0" office:value-type="string">
            <text:p>べ・・・別にそんな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... not particularly.</text:p>
          </table:table-cell>
          <table:table-cell table:number-columns-repeated="1020"/>
        </table:table-row>
        <table:table-row>
          <table:table-cell table:style-name="ce0" office:value-type="string">
            <text:p>いつもはもっと騒いで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he normally rowdier than this?</text:p>
          </table:table-cell>
          <table:table-cell table:number-columns-repeated="1020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exactly—! Well, actually it's more like
she's usually more social than this?</text:p>
          </table:table-cell>
          <table:table-cell table:number-columns-repeated="1020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style-name="ce0"/>
          <table:table-cell table:style-name="ce0"/>
          <table:table-cell table:style-name="ce0" office:value-type="string">
            <text:p>She even came along to karaoke and sang a
PreChure song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ddup!! Th-Th-Th-Th-Th-That's only
because you forced me to!!!</text:p>
          </table:table-cell>
          <table:table-cell table:number-columns-repeated="1020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h? Nyanko, you're going bright red!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fufu...</text:p>
          </table:table-cell>
          <table:table-cell table:number-columns-repeated="1020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aan〜, don't tease Nyan-chan too
much〜!</text:p>
          </table:table-cell>
          <table:table-cell table:number-columns-repeated="1020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style-name="ce0"/>
          <table:table-cell table:style-name="ce0"/>
          <table:table-cell table:style-name="ce0" office:value-type="string">
            <text:p>She's trying to look all mature and composed
in front of a certain someone, after all〜!</text:p>
          </table:table-cell>
          <table:table-cell table:number-columns-repeated="1020"/>
        </table:table-row>
        <table:table-row>
          <table:table-cell table:style-name="ce0" office:value-type="string">
            <text:p>へ？　誰？　何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Who? Why?</text:p>
          </table:table-cell>
          <table:table-cell table:number-columns-repeated="1020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style-name="ce0"/>
          <table:table-cell table:style-name="ce0"/>
          <table:table-cell table:style-name="ce0" office:value-type="string">
            <text:p>Okaaaaaaaaaaaay! This conversation is over!!</text:p>
          </table:table-cell>
          <table:table-cell table:number-columns-repeated="1020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style-name="ce0"/>
          <table:table-cell table:style-name="ce0"/>
          <table:table-cell table:style-name="ce0" office:value-type="string">
            <text:p>H-H-How about we all go and explore the
ship?! Right?!!</text:p>
          </table:table-cell>
          <table:table-cell table:number-columns-repeated="1020"/>
        </table:table-row>
        <table:table-row>
          <table:table-cell table:style-name="ce0" office:value-type="string">
            <text:p>何で急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's the rush?</text:p>
          </table:table-cell>
          <table:table-cell table:number-columns-repeated="1020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I was beginning to get bored. A
short walk sounds like a good idea.</text:p>
          </table:table-cell>
          <table:table-cell table:number-columns-repeated="1020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ight even be able to gather some useful
information from the other passengers.</text:p>
          </table:table-cell>
          <table:table-cell table:number-columns-repeated="1020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up! I've been itchin' to stretch my legs, too!</text:p>
          </table:table-cell>
          <table:table-cell table:number-columns-repeated="1020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it's decided! Let's get going! Off we
go—!</text:p>
          </table:table-cell>
          <table:table-cell table:number-columns-repeated="1020"/>
        </table:table-row>
        <table:table-row>
          <table:table-cell table:style-name="ce0" office:value-type="string">
            <text:p>じゃ、じゃあ行こっ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oing, I'm going...</text:p>
          </table:table-cell>
          <table:table-cell table:number-columns-repeated="1020"/>
        </table:table-row>
        <table:table-row>
          <table:table-cell table:style-name="ce0" office:value-type="string">
            <text:p>うむ。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ゆ・・・幽霊船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... A phantom ship...</text:p>
          </table:table-cell>
          <table:table-cell table:number-columns-repeated="1020"/>
        </table:table-row>
        <table:table-row>
          <table:table-cell table:style-name="ce0" office:value-type="string">
            <text:p>もう通り過ぎたかな・・・？</text:p>
          </table:table-cell>
          <table:table-cell table:style-name="ce0"/>
          <table:table-cell table:style-name="ce0"/>
          <table:table-cell table:style-name="ce0" office:value-type="string">
            <text:p>Maybe it passed by us...?</text:p>
          </table:table-cell>
          <table:table-cell table:number-columns-repeated="1020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wait! Don't just decide that it was
a phantom ship!</text:p>
          </table:table-cell>
          <table:table-cell table:number-columns-repeated="1020"/>
        </table:table-row>
        <table:table-row>
          <table:table-cell table:style-name="ce0" office:value-type="string">
            <text:p>そ、そう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ight...</text:p>
          </table:table-cell>
          <table:table-cell table:number-columns-repeated="1020"/>
        </table:table-row>
        <table:table-row>
          <table:table-cell table:style-name="ce0" office:value-type="string">
            <text:p>ただの・・・えっと・・・</text:p>
          </table:table-cell>
          <table:table-cell table:style-name="ce0"/>
          <table:table-cell table:style-name="ce0"/>
          <table:table-cell table:style-name="ce0" office:value-type="string">
            <text:p>It was just a... erm...</text:p>
          </table:table-cell>
          <table:table-cell table:number-columns-repeated="1020"/>
        </table:table-row>
        <table:table-row>
          <table:table-cell table:style-name="ce0" office:value-type="string">
            <text:p>何とか船かもしれないし・・・ね？</text:p>
          </table:table-cell>
          <table:table-cell table:style-name="ce0"/>
          <table:table-cell table:style-name="ce0"/>
          <table:table-cell table:style-name="ce0" office:value-type="string">
            <text:p>A regular ship... right...?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t seemed very run-down...</text:p>
          </table:table-cell>
          <table:table-cell table:number-columns-repeated="1020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as just barely able to steal a glance at it.
It appeared to be a dilapidated old vessel.</text:p>
          </table:table-cell>
          <table:table-cell table:number-columns-repeated="1020"/>
        </table:table-row>
        <table:table-row>
          <table:table-cell table:style-name="ce0" office:value-type="string">
            <text:p>まっすぐこちらへ向かっていたぞ。</text:p>
          </table:table-cell>
          <table:table-cell table:style-name="ce0"/>
          <table:table-cell table:style-name="ce0"/>
          <table:table-cell table:style-name="ce0" office:value-type="string">
            <text:p>And it was headed straight in our direction.</text:p>
          </table:table-cell>
          <table:table-cell table:number-columns-repeated="1020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top iiiiit! I'm getting scared witless——!!</text:p>
          </table:table-cell>
          <table:table-cell table:number-columns-repeated="1020"/>
        </table:table-row>
        <table:table-row>
          <table:table-cell table:style-name="ce0" office:value-type="string">
            <text:p>うわっ！！　な、なに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wah!! W-What's going on?!?!</text:p>
          </table:table-cell>
          <table:table-cell table:number-columns-repeated="1020"/>
        </table:table-row>
        <table:table-row>
          <table:table-cell table:style-name="ce0" office:value-type="string">
            <text:p>ひいい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eeeep!!!!</text:p>
          </table:table-cell>
          <table:table-cell table:number-columns-repeated="1020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the ship collided with something...!</text:p>
          </table:table-cell>
          <table:table-cell table:number-columns-repeated="1020"/>
        </table:table-row>
        <table:table-row>
          <table:table-cell table:style-name="ce0" office:value-type="string">
            <text:p>かなりでかいぞ・・・</text:p>
          </table:table-cell>
          <table:table-cell table:style-name="ce0"/>
          <table:table-cell table:style-name="ce0"/>
          <table:table-cell table:style-name="ce0" office:value-type="string">
            <text:p>Whatever it was, it must have been rather
large...</text:p>
          </table:table-cell>
          <table:table-cell table:number-columns-repeated="1020"/>
        </table:table-row>
        <table:table-row>
          <table:table-cell table:style-name="ce0" office:value-type="string">
            <text:p>な・・・何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... Something...?</text:p>
          </table:table-cell>
          <table:table-cell table:number-columns-repeated="1020"/>
        </table:table-row>
        <table:table-row>
          <table:table-cell table:style-name="ce0" office:value-type="string">
            <text:p>なに・・・？</text:p>
          </table:table-cell>
          <table:table-cell table:style-name="ce0"/>
          <table:table-cell table:style-name="ce0"/>
          <table:table-cell table:style-name="ce0" office:value-type="string">
            <text:p>What...?</text:p>
          </table:table-cell>
          <table:table-cell table:number-columns-repeated="1020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even want to think about it...</text:p>
          </table:table-cell>
          <table:table-cell table:number-columns-repeated="1020"/>
        </table:table-row>
        <table:table-row>
          <table:table-cell table:style-name="ce0" office:value-type="string">
            <text:p>様子を見に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need to go and assess the situation.</text:p>
          </table:table-cell>
          <table:table-cell table:number-columns-repeated="1020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style-name="ce0"/>
          <table:table-cell table:style-name="ce0"/>
          <table:table-cell table:style-name="ce0" office:value-type="string">
            <text:p>This is a serious incident. There's no point in
continuing to hide here.</text:p>
          </table:table-cell>
          <table:table-cell table:number-columns-repeated="1020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eeeehhh!! D-Don't leave meeeee!!</text:p>
          </table:table-cell>
          <table:table-cell table:number-columns-repeated="1020"/>
        </table:table-row>
        <table:table-row>
          <table:table-cell table:style-name="ce0" office:value-type="string">
            <text:p>おか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odd.</text:p>
          </table:table-cell>
          <table:table-cell table:number-columns-repeated="1020"/>
        </table:table-row>
        <table:table-row>
          <table:table-cell table:style-name="ce0" office:value-type="string">
            <text:p>人の気配が無いぞ。</text:p>
          </table:table-cell>
          <table:table-cell table:style-name="ce0"/>
          <table:table-cell table:style-name="ce0"/>
          <table:table-cell table:style-name="ce0" office:value-type="string">
            <text:p>There's no sign of life here.</text:p>
          </table:table-cell>
          <table:table-cell table:number-columns-repeated="1020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-Everyone must be hidin' somewhere, right?</text:p>
          </table:table-cell>
          <table:table-cell table:number-columns-repeated="1020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ll go and check the rooms. Wait here.</text:p>
          </table:table-cell>
          <table:table-cell table:number-columns-repeated="1020"/>
        </table:table-row>
        <table:table-row>
          <table:table-cell table:style-name="ce0" office:value-type="string">
            <text:p>き・・・気を付けて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... be careful, okay...?</text:p>
          </table:table-cell>
          <table:table-cell table:number-columns-repeated="1020"/>
        </table:table-row>
        <table:table-row>
          <table:table-cell table:style-name="ce0" office:value-type="string">
            <text:p>どうでした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anyone...?</text:p>
          </table:table-cell>
          <table:table-cell table:number-columns-repeated="1020"/>
        </table:table-row>
        <table:table-row>
          <table:table-cell table:style-name="ce0" office:value-type="string">
            <text:p>誰も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-one around.</text:p>
          </table:table-cell>
          <table:table-cell table:number-columns-repeated="1020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style-name="ce0"/>
          <table:table-cell table:style-name="ce0"/>
          <table:table-cell table:style-name="ce0" office:value-type="string">
            <text:p>Not in the passenger cabins, or the cafeteria,
or the luggage area.</text:p>
          </table:table-cell>
          <table:table-cell table:number-columns-repeated="1020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style-name="ce0"/>
          <table:table-cell table:style-name="ce0"/>
          <table:table-cell table:style-name="ce0" office:value-type="string">
            <text:p>Everyone else has disappeared from the ship.</text:p>
          </table:table-cell>
          <table:table-cell table:number-columns-repeated="1020"/>
        </table:table-row>
        <table:table-row>
          <table:table-cell table:style-name="ce0" office:value-type="string">
            <text:p>う・・・うそ・・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ou're... joking...</text:p>
          </table:table-cell>
          <table:table-cell table:number-columns-repeated="1020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hate this! I'm scared outta my wits!!</text:p>
          </table:table-cell>
          <table:table-cell table:number-columns-repeated="1020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 be safe even if we stay here, after
all.</text:p>
          </table:table-cell>
          <table:table-cell table:number-columns-repeated="1020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style-name="ce0"/>
          <table:table-cell table:style-name="ce0"/>
          <table:table-cell table:style-name="ce0" office:value-type="string">
            <text:p>Let's go to the deck. We need to confirm what's
happening out there.</text:p>
          </table:table-cell>
          <table:table-cell table:number-columns-repeated="1020"/>
        </table:table-row>
        <table:table-row>
          <table:table-cell table:style-name="ce0" office:value-type="string">
            <text:p>も・・・戻れたわ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ったぁ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脱出に成功した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